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x Grotesk" svg:font-family="'Px Grotesk', Helvetica, Arial, sans-serif"/>
    <style:font-face style:name="SFMono-Regular" svg:font-family="SFMono-Regular, Menlo, Monaco, Consolas, 'Liberation Mono', 'Courier New', monospace"/>
    <style:font-face style:name="Tiempos Text" svg:font-family="'Tiempos Text', Georgia, serif"/>
    <style:font-face style:name="apple-system" svg:font-family="apple-system, BlinkMacSystemFont, 'Segoe UI', Roboto, 'Helvetica Neue', Arial, 'Noto Sans',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72cm" table:align="left"/>
    </style:style>
    <style:style style:name="Tabla1.A" style:family="table-column">
      <style:table-column-properties style:column-width="3.658cm"/>
    </style:style>
    <style:style style:name="Tabla1.B" style:family="table-column">
      <style:table-column-properties style:column-width="3.062cm"/>
    </style:style>
    <style:style style:name="Tabla1.1" style:family="table-row">
      <style:table-row-properties fo:background-color="#ffffff">
        <style:background-image/>
      </style:table-row-properties>
    </style:style>
    <style:style style:name="Tabla1.A1" style:family="table-cell">
      <style:table-cell-properties style:vertical-align="middle" fo:padding-left="0.265cm" fo:padding-right="0.265cm" fo:padding-top="0.132cm" fo:padding-bottom="0.132cm" fo:border="0.05pt solid #dfe2e5"/>
    </style:style>
    <style:style style:name="Tabla1.3" style:family="table-row">
      <style:table-row-properties fo:background-color="#f6f8fa">
        <style:background-image/>
      </style:table-row-properties>
    </style:style>
    <style:style style:name="P1" style:family="paragraph" style:parent-style-name="Heading_20_2">
      <style:paragraph-properties fo:margin-top="0.503cm" fo:margin-bottom="0.503cm" loext:contextual-spacing="false"/>
      <style:text-properties officeooo:paragraph-rsid="001a67e8"/>
    </style:style>
    <style:style style:name="P2" style:family="paragraph" style:parent-style-name="Heading_20_3">
      <style:paragraph-properties fo:margin-left="0cm" fo:margin-right="0cm" fo:margin-top="0.635cm" fo:margin-bottom="0.423cm" loext:contextual-spacing="false" fo:line-height="125%" fo:text-align="start" style:justify-single-word="false" fo:orphans="2" fo:widows="2" fo:text-indent="0cm" style:auto-text-indent="false"/>
      <style:text-properties fo:font-variant="normal" fo:text-transform="none" fo:color="#212529" style:font-name="Tiempos Text" fo:font-size="12pt" fo:letter-spacing="normal" fo:font-style="normal" fo:font-weight="bold" officeooo:rsid="001b3486" style:font-name-asian="Noto Serif CJK SC" style:font-size-asian="12pt" style:font-weight-asian="bold" style:font-name-complex="Lohit Devanagari" style:font-size-complex="12pt" style:font-weight-complex="bold"/>
    </style:style>
    <style:style style:name="P3" style:family="paragraph" style:parent-style-name="Heading_20_3">
      <style:paragraph-properties fo:margin-left="0cm" fo:margin-right="0cm" fo:margin-top="0.635cm" fo:margin-bottom="0.423cm" loext:contextual-spacing="false" fo:line-height="125%" fo:text-align="start" style:justify-single-word="false" fo:orphans="2" fo:widows="2" fo:text-indent="0cm" style:auto-text-indent="false"/>
      <style:text-properties fo:font-weight="bold" style:font-weight-asian="bold" style:font-weight-complex="bold"/>
    </style:style>
    <style:style style:name="P4" style:family="paragraph" style:parent-style-name="Heading_20_3">
      <style:paragraph-properties fo:margin-left="0cm" fo:margin-right="0cm" fo:margin-top="0.534cm" fo:margin-bottom="0.323cm" loext:contextual-spacing="false" fo:line-height="125%" fo:text-align="start" style:justify-single-word="false" fo:orphans="2" fo:widows="2" fo:text-indent="0cm" style:auto-text-indent="false"/>
      <style:text-properties fo:font-variant="normal" fo:text-transform="none" fo:color="#212529" style:font-name="Tiempos Text" fo:font-size="12pt" fo:letter-spacing="normal" fo:font-style="normal" fo:font-weight="bold" officeooo:rsid="001b3486" style:font-name-asian="Noto Serif CJK SC" style:font-size-asian="12pt" style:font-weight-asian="bold" style:font-name-complex="Lohit Devanagari" style:font-size-complex="12pt" style:font-weight-complex="bold"/>
    </style:style>
    <style:style style:name="P5" style:family="paragraph" style:parent-style-name="Preformatted_20_Text">
      <loext:graphic-properties draw:fill="solid" draw:fill-color="#dee6ef" draw:opacity="100%"/>
      <style:paragraph-properties fo:margin-top="0cm" fo:margin-bottom="0.499cm" loext:contextual-spacing="false"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6" style:family="paragraph" style:parent-style-name="Preformatted_20_Text">
      <loext:graphic-properties draw:fill="solid" draw:fill-color="#dee6ef" draw:opacity="100%"/>
      <style:paragraph-properties fo:margin-top="0cm" fo:margin-bottom="0.499cm" loext:contextual-spacing="false" fo:line-height="1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7" style:family="paragraph" style:parent-style-name="Preformatted_20_Text">
      <loext:graphic-properties draw:fill="solid" draw:fill-color="#ffffff" draw:opacity="100%"/>
      <style:paragraph-properties fo:margin-left="0cm" fo:margin-right="0cm" fo:margin-top="0cm" fo:margin-bottom="0.499cm" loext:contextual-spacing="false" fo:line-height="200%" fo:text-align="start" style:justify-single-word="false" fo:orphans="2" fo:widows="2" fo:text-indent="0cm" style:auto-text-indent="false" fo:background-color="#ffffff" fo:padding="0cm" fo:border="none"/>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8" style:family="paragraph" style:parent-style-name="Preformatted_20_Text">
      <loext:graphic-properties draw:fill="solid" draw:fill-color="#dee6ef" draw:opacity="100%"/>
      <style:paragraph-properties fo:margin-left="0cm" fo:margin-right="0cm" fo:margin-top="0cm" fo:margin-bottom="0.499cm" loext:contextual-spacing="false" fo:line-height="200%" fo:text-align="start" style:justify-single-word="false" fo:orphans="2" fo:widows="2" fo:text-indent="0cm" style:auto-text-indent="false"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9" style:family="paragraph" style:parent-style-name="Preformatted_20_Text">
      <loext:graphic-properties draw:fill="solid" draw:fill-color="#dee6ef" draw:opacity="100%"/>
      <style:paragraph-properties fo:margin-left="0cm" fo:margin-right="0cm" fo:line-height="200%" fo:text-align="start" style:justify-single-word="false" fo:orphans="2" fo:widows="2" fo:text-indent="0cm" style:auto-text-indent="false"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0" style:family="paragraph" style:parent-style-name="Preformatted_20_Text">
      <loext:graphic-properties draw:fill="solid" draw:fill-color="#dee6ef" draw:opacity="100%"/>
      <style:paragraph-properties fo:margin-left="0cm" fo:margin-right="0cm" fo:line-height="100%" fo:text-align="start" style:justify-single-word="false" fo:orphans="2" fo:widows="2" fo:text-indent="0cm" style:auto-text-indent="false"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1" style:family="paragraph" style:parent-style-name="Preformatted_20_Text">
      <loext:graphic-properties draw:fill="solid" draw:fill-color="#dee6ef" draw:opacity="100%"/>
      <style:paragraph-properties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2" style:family="paragraph" style:parent-style-name="Preformatted_20_Text">
      <loext:graphic-properties draw:fill="solid" draw:fill-color="#dee6ef" draw:opacity="100%"/>
      <style:paragraph-properties fo:line-height="1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3" style:family="paragraph" style:parent-style-name="Preformatted_20_Text">
      <loext:graphic-properties draw:fill="solid" draw:fill-color="#dee6ef" draw:opacity="100%"/>
      <style:paragraph-properties fo:margin-top="0cm" fo:margin-bottom="0.198cm" loext:contextual-spacing="false"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4" style:family="paragraph" style:parent-style-name="Preformatted_20_Text">
      <loext:graphic-properties draw:fill="solid" draw:fill-color="#dee6ef" draw:opacity="100%"/>
      <style:paragraph-properties fo:margin-top="0cm" fo:margin-bottom="0cm" loext:contextual-spacing="false"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15" style:family="paragraph" style:parent-style-name="Preformatted_20_Text">
      <loext:graphic-properties draw:fill="solid" draw:fill-color="#dee6ef" draw:opacity="100%"/>
      <style:paragraph-properties fo:margin-top="0cm" fo:margin-bottom="0cm" loext:contextual-spacing="false"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officeooo:paragraph-rsid="001c5ebc" style:font-name-asian="Noto Serif CJK SC" style:font-size-asian="12pt" style:font-weight-asian="bold" style:font-name-complex="Lohit Devanagari" style:font-size-complex="12pt" style:font-weight-complex="bold"/>
    </style:style>
    <style:style style:name="P16" style:family="paragraph" style:parent-style-name="Table_20_Contents">
      <style:text-properties fo:font-variant="normal" fo:text-transform="none" fo:color="#212529" style:font-name="Tiempos Text" fo:font-size="12pt" fo:letter-spacing="normal" fo:font-style="normal" fo:font-weight="normal" officeooo:rsid="001b3486" officeooo:paragraph-rsid="001c5ebc" style:font-name-asian="Noto Serif CJK SC" style:font-size-asian="12pt" style:font-weight-asian="bold" style:font-name-complex="Lohit Devanagari" style:font-size-complex="12pt" style:font-weight-complex="bold"/>
    </style:style>
    <style:style style:name="P17" style:family="paragraph" style:parent-style-name="Table_20_Contents">
      <style:text-properties officeooo:paragraph-rsid="001c5ebc"/>
    </style:style>
    <style:style style:name="P18" style:family="paragraph" style:parent-style-name="Table_20_Heading">
      <style:text-properties fo:font-variant="normal" fo:text-transform="none" fo:color="#212529" style:font-name="Tiempos Text" fo:font-size="12pt" fo:letter-spacing="normal" fo:font-style="normal" fo:font-weight="normal" officeooo:rsid="001b3486" officeooo:paragraph-rsid="001c5ebc" style:font-name-asian="Noto Serif CJK SC" style:font-size-asian="12pt" style:font-weight-asian="bold" style:font-name-complex="Lohit Devanagari" style:font-size-complex="12pt" style:font-weight-complex="bold"/>
    </style:style>
    <style:style style:name="P19"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0"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12529" style:font-name="Tiempos Text" fo:font-size="12pt" fo:letter-spacing="normal" fo:font-style="normal" fo:font-weight="normal" officeooo:rsid="001b3486" officeooo:paragraph-rsid="001c5ebc" style:font-name-asian="Noto Serif CJK SC" style:font-size-asian="12pt" style:font-weight-asian="bold" style:font-name-complex="Lohit Devanagari" style:font-size-complex="12pt" style:font-weight-complex="bold"/>
    </style:style>
    <style:style style:name="P21"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12529" style:font-name="Tiempos Text" fo:font-size="12pt" fo:letter-spacing="normal" fo:font-style="normal" style:text-underline-style="solid" style:text-underline-width="auto" style:text-underline-color="font-color" fo:font-weight="bold" officeooo:rsid="001b3486" fo:background-color="#f7f7f7" style:font-name-asian="Noto Serif CJK SC" style:font-size-asian="12pt" style:font-weight-asian="bold" style:font-name-complex="Lohit Devanagari" style:font-size-complex="12pt" style:font-weight-complex="bold" loext:padding="0cm" loext:border="none"/>
    </style:style>
    <style:style style:name="P22"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officeooo:paragraph-rsid="001b3486"/>
    </style:style>
    <style:style style:name="P24" style:family="paragraph" style:parent-style-name="Text_20_body">
      <style:paragraph-properties fo:margin-left="0cm" fo:margin-right="0cm" fo:margin-top="0cm" fo:margin-bottom="0.021cm" loext:contextual-spacing="false" fo:text-align="start" style:justify-single-word="false" fo:orphans="2" fo:widows="2" fo:text-indent="0cm" style:auto-text-indent="false"/>
    </style:style>
    <style:style style:name="P25" style:family="paragraph" style:parent-style-name="Text_20_body">
      <style:paragraph-properties fo:margin-top="0cm" fo:margin-bottom="0.423cm" loext:contextual-spacing="false" fo:text-align="start" style:justify-single-word="false" fo:orphans="2" fo:widows="2"/>
    </style:style>
    <style:style style:name="P26" style:family="paragraph" style:parent-style-name="Text_20_body">
      <style:paragraph-properties fo:margin-top="0cm" fo:margin-bottom="0.423cm" loext:contextual-spacing="false" fo:text-align="start" style:justify-single-word="false" fo:orphans="2" fo:widows="2"/>
      <style:text-properties fo:font-variant="normal" fo:text-transform="none" fo:color="#212529" style:font-name="Tiempos Text" fo:font-size="12pt" fo:letter-spacing="normal" fo:font-style="normal" fo:font-weight="normal" officeooo:rsid="001b3486" fo:background-color="#f7f7f7" style:font-name-asian="Noto Serif CJK SC" style:font-size-asian="12pt" style:font-weight-asian="bold" style:font-name-complex="Lohit Devanagari" style:font-size-complex="12pt" style:font-weight-complex="bold" loext:padding="0cm" loext:border="none"/>
    </style:style>
    <style:style style:name="P27" style:family="paragraph" style:parent-style-name="Text_20_body" style:list-style-name="L3">
      <style:paragraph-properties fo:margin-top="0cm" fo:margin-bottom="0.212cm" loext:contextual-spacing="false" fo:text-align="start" style:justify-single-word="false" fo:orphans="2" fo:widows="2"/>
    </style:style>
    <style:style style:name="T1" style:family="text">
      <style:text-properties fo:font-variant="normal" fo:text-transform="none" style:font-name="Px Grotesk" fo:font-size="18pt" fo:letter-spacing="normal" fo:font-style="normal" fo:font-weight="bold" officeooo:rsid="000b1d30" style:font-size-asian="18pt" style:font-weight-asian="bold" style:font-size-complex="18pt" style:font-weight-complex="bold"/>
    </style:style>
    <style:style style:name="T2" style:family="text">
      <style:text-properties fo:font-variant="normal" fo:text-transform="none" style:font-name="Px Grotesk" fo:font-size="18pt" fo:letter-spacing="normal" fo:font-style="normal" fo:font-weight="bold" officeooo:rsid="001b3486" style:font-size-asian="18pt" style:font-weight-asian="bold" style:font-size-complex="18pt" style:font-weight-complex="bold"/>
    </style:style>
    <style:style style:name="T3" style:family="text">
      <style:text-properties fo:font-variant="normal" fo:text-transform="none" style:font-name="Px Grotesk" fo:font-size="18pt" fo:letter-spacing="normal" fo:font-style="normal" fo:font-weight="bold" officeooo:rsid="001b3486" style:font-name-asian="Noto Serif CJK SC" style:font-size-asian="18pt" style:font-weight-asian="bold" style:font-name-complex="Lohit Devanagari" style:font-size-complex="18pt" style:font-weight-complex="bold"/>
    </style:style>
    <style:style style:name="T4" style:family="text">
      <style:text-properties fo:font-variant="normal" fo:text-transform="none" style:font-name="Px Grotesk" fo:font-size="18pt" fo:letter-spacing="normal" fo:font-style="normal" style:text-underline-style="solid" style:text-underline-width="auto" style:text-underline-color="font-color" fo:font-weight="normal" officeooo:rsid="001a67e8" style:font-size-asian="18pt" style:font-weight-asian="normal" style:font-size-complex="18pt" style:font-weight-complex="normal"/>
    </style:style>
    <style:style style:name="T5" style:family="text">
      <style:text-properties fo:font-variant="normal" fo:text-transform="none" style:font-name="Px Grotesk" fo:font-size="18pt" fo:letter-spacing="normal" fo:font-style="normal" style:text-underline-style="solid" style:text-underline-width="auto" style:text-underline-color="font-color" fo:font-weight="normal" officeooo:rsid="001b3486" style:font-size-asian="18pt" style:font-weight-asian="normal" style:font-size-complex="18pt" style:font-weight-complex="normal"/>
    </style:style>
    <style:style style:name="T6" style:family="text">
      <style:text-properties fo:font-variant="normal" fo:text-transform="none" style:font-name="Px Grotesk" fo:font-size="18pt" fo:letter-spacing="normal" fo:font-style="normal" style:text-underline-style="solid" style:text-underline-width="auto" style:text-underline-color="font-color" fo:font-weight="normal" officeooo:rsid="001c5ebc" style:font-size-asian="18pt" style:font-weight-asian="normal" style:font-size-complex="18pt" style:font-weight-complex="normal"/>
    </style:style>
    <style:style style:name="T7" style:family="text">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T8" style:family="text">
      <style:text-properties fo:font-variant="normal" fo:text-transform="none" fo:color="#212529" style:font-name="Tiempos Text" fo:font-size="12pt" fo:letter-spacing="normal" fo:font-style="normal" fo:font-weight="normal" officeooo:rsid="001c5ebc" style:font-name-asian="Noto Serif CJK SC" style:font-size-asian="12pt" style:font-weight-asian="bold" style:font-name-complex="Lohit Devanagari" style:font-size-complex="12pt" style:font-weight-complex="bold"/>
    </style:style>
    <style:style style:name="T9" style:family="text">
      <style:text-properties fo:font-variant="normal" fo:text-transform="none" fo:color="#212529" style:font-name="Tiempos Text" fo:font-size="12pt" fo:letter-spacing="normal" fo:font-style="normal" fo:font-weight="normal" officeooo:rsid="001b3486" fo:background-color="#f6f8fa" loext:char-shading-value="0" style:font-name-asian="Noto Serif CJK SC" style:font-size-asian="12pt" style:font-weight-asian="bold" style:font-name-complex="Lohit Devanagari" style:font-size-complex="12pt" style:font-weight-complex="bold" loext:padding="0cm" loext:border="none"/>
    </style:style>
    <style:style style:name="T10" style:family="text">
      <style:text-properties fo:font-variant="normal" fo:text-transform="none" fo:color="#212529" style:font-name="Tiempos Text" fo:font-size="12pt" fo:letter-spacing="normal" fo:font-style="normal" fo:font-weight="normal" officeooo:rsid="001b3486" fo:background-color="#f7f7f7" loext:char-shading-value="0" style:font-name-asian="Noto Serif CJK SC" style:font-size-asian="12pt" style:font-weight-asian="bold" style:font-name-complex="Lohit Devanagari" style:font-size-complex="12pt" style:font-weight-complex="bold" loext:padding="0cm" loext:border="none"/>
    </style:style>
    <style:style style:name="T11" style:family="text">
      <style:text-properties fo:font-variant="normal" fo:text-transform="none" fo:color="#212529" style:font-name="Tiempos Text" fo:font-size="12pt" fo:letter-spacing="normal" fo:font-style="normal" style:text-underline-style="solid" style:text-underline-width="auto" style:text-underline-color="font-color" fo:font-weight="normal" officeooo:rsid="001b3486" fo:background-color="transparent" loext:char-shading-value="0" style:font-name-asian="Noto Serif CJK SC" style:font-size-asian="12pt" style:font-weight-asian="bold" style:font-name-complex="Lohit Devanagari" style:font-size-complex="12pt" style:font-weight-complex="bold" loext:padding="0cm" loext:border="none"/>
    </style:style>
    <style:style style:name="T12" style:family="text">
      <style:text-properties fo:font-variant="normal" fo:text-transform="none" fo:color="#212529" style:font-name="Tiempos Text" fo:font-size="12pt" fo:letter-spacing="normal" fo:font-style="normal" officeooo:rsid="001c5ebc" style:font-name-asian="Noto Serif CJK SC" style:font-size-asian="12pt" style:font-name-complex="Lohit Devanagari" style:font-size-complex="12pt"/>
    </style:style>
    <style:style style:name="T13" style:family="text">
      <style:text-properties fo:font-variant="normal" fo:text-transform="none" fo:color="#212529" style:font-name="Tiempos Text" fo:font-size="12pt" fo:letter-spacing="normal" fo:font-style="normal" officeooo:rsid="001b3486" style:font-name-asian="Noto Serif CJK SC" style:font-size-asian="12pt" style:font-name-complex="Lohit Devanagari" style:font-size-complex="12pt"/>
    </style:style>
    <style:style style:name="T14" style:family="text">
      <style:text-properties officeooo:rsid="001c5ebc"/>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ema </text:span><text:span text:style-name="T2">2</text:span><text:span text:style-name="T1">: </text:span><text:span text:style-name="T3">Programación Básica</text:span></text:h>
      <text:p text:style-name="P23"><text:line-break/><text:span text:style-name="T4">Capitulo I</text:span><text:span text:style-name="T6">I</text:span><text:span text:style-name="T4">: </text:span><text:span text:style-name="T6">Tipos de variable</text:span><text:span text:style-name="T5">s</text:span></text:p>
      <text:p text:style-name="P24"><text:span text:style-name="T7">Aunque todas las variables de JavaScript se crean de la misma forma (mediante la palabra reservada </text:span><text:span text:style-name="Source_20_Text"><text:span text:style-name="T9">var</text:span></text:span><text:span text:style-name="T7">), la forma en la que se les asigna un valor depende del tipo de valor que se quiere almacenar (números, textos, etc.)</text:span></text:p>
      <text:h text:style-name="P2" text:outline-level="3"><text:span text:style-name="T14">2</text:span>.2.1. Numéricas</text:h>
      <text:p text:style-name="P22"><text:span text:style-name="T7">Se utilizan para almacenar valores numéricos enteros (llamados </text:span><text:span text:style-name="Emphasis"><text:span text:style-name="T7">integer </text:span></text:span><text:span text:style-name="T7">en inglés) o decimales (llamados </text:span><text:span text:style-name="Emphasis"><text:span text:style-name="T7">float </text:span></text:span><text:span text:style-name="T7">en inglés). En este caso, el valor se asigna indicando directamente el número entero o decimal. Los números decimales utilizan el carácter</text:span><text:span text:style-name="Source_20_Text"><text:span text:style-name="T9">. </text:span></text:span><text:span text:style-name="T7">(punto) en vez de </text:span><text:span text:style-name="Source_20_Text"><text:span text:style-name="T9">, </text:span></text:span><text:span text:style-name="T7">(coma) para separar la parte entera y la parte decimal:</text:span></text:p>
      <text:p text:style-name="P9">var iva = 16; <text:s text:c="7"/>// variable tipo entero</text:p>
      <text:p text:style-name="P14">var total = 234.65; <text:s/>// variable tipo decimal</text:p>
      <text:h text:style-name="P4" text:outline-level="3"><text:span text:style-name="T14">2</text:span>.2.2. Cadenas de texto</text:h>
      <text:p text:style-name="P19">Se utilizan para almacenar caracteres, palabras y/o frases de texto. Para asignar el valor a la variable, se encierra el valor entre comillas dobles o simples, para delimitar su comienzo y su final:</text:p>
      <text:p text:style-name="P9">var mensaje = "Bienvenido a nuestro sitio web";</text:p>
      <text:p text:style-name="P11">var nombreProducto = 'Producto ABC';</text:p>
      <text:p text:style-name="P13">var letraSeleccionada = 'c';</text:p>
      <text:p text:style-name="P19">En ocasiones, el texto que se almacena en las variables no es tan sencillo. Si por ejemplo el propio texto contiene comillas simples o dobles, la estrategia que se sigue es la de encerrar el texto con las comillas (simples o dobles) que no utilice el texto:</text:p>
      <text:p text:style-name="P10">/* El contenido de texto1 tiene comillas simples, por lo que se encierra con comillas dobles */</text:p>
      <text:p text:style-name="P12">var texto1 = "Una frase con 'comillas simples' dentro";</text:p>
      <text:p text:style-name="P12"/>
      <text:p text:style-name="P12">/* El contenido de texto2 tiene comillas dobles, por lo que se encierra con comillas simples */</text:p>
      <text:p text:style-name="P6">var texto2 = 'Una frase con "comillas dobles" dentro';</text:p>
      <text:p text:style-name="P22"><text:soft-page-break/><text:span text:style-name="T7">No obstante, a veces las cadenas de texto contienen tanto comillas simples como dobles. Además, existen otros caracteres que son difíciles de incluir en una variable de texto (tabulador, </text:span><text:span text:style-name="Source_20_Text"><text:span text:style-name="T9">ENTER</text:span></text:span><text:span text:style-name="T7">, etc.) Para resolver estos problemas, JavaScript define un mecanismo para incluir de forma sencilla caracteres especiales y problemáticos dentro de una cadena de texto.</text:span></text:p>
      <text:p text:style-name="P19">El mecanismo consiste en sustituir el carácter problemático por una combinación simple de caracteres. A continuación se muestra la tabla de conversión que se debe utilizar:</text:p>
      <table:table table:name="Tabla1" table:style-name="Tabla1">
        <table:table-column table:style-name="Tabla1.A"/>
        <table:table-column table:style-name="Tabla1.B"/>
        <table:table-header-rows>
          <table:table-row table:style-name="Tabla1.1">
            <table:table-cell table:style-name="Tabla1.A1" office:value-type="string">
              <text:p text:style-name="P18">Si se quiere incluir...</text:p>
            </table:table-cell>
            <table:table-cell table:style-name="Tabla1.A1" office:value-type="string">
              <text:p text:style-name="P18">Se debe incluir...</text:p>
            </table:table-cell>
          </table:table-row>
        </table:table-header-rows>
        <table:table-row table:style-name="Tabla1.1">
          <table:table-cell table:style-name="Tabla1.A1" office:value-type="string">
            <text:p text:style-name="P16">Una nueva línea</text:p>
          </table:table-cell>
          <table:table-cell table:style-name="Tabla1.A1" office:value-type="string">
            <text:p text:style-name="P17"><text:span text:style-name="Source_20_Text"><text:span text:style-name="T9">\n</text:span></text:span></text:p>
          </table:table-cell>
        </table:table-row>
        <table:table-row table:style-name="Tabla1.3">
          <table:table-cell table:style-name="Tabla1.A1" office:value-type="string">
            <text:p text:style-name="P16">Un tabulador</text:p>
          </table:table-cell>
          <table:table-cell table:style-name="Tabla1.A1" office:value-type="string">
            <text:p text:style-name="P17"><text:span text:style-name="Source_20_Text"><text:span text:style-name="T9">\t</text:span></text:span></text:p>
          </table:table-cell>
        </table:table-row>
        <table:table-row table:style-name="Tabla1.1">
          <table:table-cell table:style-name="Tabla1.A1" office:value-type="string">
            <text:p text:style-name="P16">Una comilla simple</text:p>
          </table:table-cell>
          <table:table-cell table:style-name="Tabla1.A1" office:value-type="string">
            <text:p text:style-name="P17"><text:span text:style-name="Source_20_Text"><text:span text:style-name="T9">\'</text:span></text:span></text:p>
          </table:table-cell>
        </table:table-row>
        <table:table-row table:style-name="Tabla1.3">
          <table:table-cell table:style-name="Tabla1.A1" office:value-type="string">
            <text:p text:style-name="P16">Una comilla doble</text:p>
          </table:table-cell>
          <table:table-cell table:style-name="Tabla1.A1" office:value-type="string">
            <text:p text:style-name="P17"><text:span text:style-name="Source_20_Text"><text:span text:style-name="T9">\"</text:span></text:span></text:p>
          </table:table-cell>
        </table:table-row>
        <table:table-row table:style-name="Tabla1.1">
          <table:table-cell table:style-name="Tabla1.A1" office:value-type="string">
            <text:p text:style-name="P16">Una barra inclinada</text:p>
          </table:table-cell>
          <table:table-cell table:style-name="Tabla1.A1" office:value-type="string">
            <text:p text:style-name="P17"><text:span text:style-name="Source_20_Text"><text:span text:style-name="T9">\\</text:span></text:span></text:p>
          </table:table-cell>
        </table:table-row>
      </table:table>
      <text:p text:style-name="P20"/>
      <text:p text:style-name="P19">De esta forma, el ejemplo anterior que contenía comillas simples y dobles dentro del texto se puede rehacer de la siguiente forma:</text:p>
      <text:p text:style-name="P9">var texto1 = 'Una frase con \'comillas simples\' dentro';</text:p>
      <text:p text:style-name="P5">var texto2 = "Una frase con \"comillas dobles\" dentro";</text:p>
      <text:p text:style-name="P22"><text:span text:style-name="T7">Este mecanismo de JavaScript se denomina </text:span><text:span text:style-name="Emphasis"><text:span text:style-name="T7">"mecanismo de escape" </text:span></text:span><text:span text:style-name="T7">de los caracteres problemáticos, y es habitual referirse a que los caracteres han sido </text:span><text:span text:style-name="Emphasis"><text:span text:style-name="T7">"escapados"</text:span></text:span><text:span text:style-name="T7">.</text:span></text:p>
      <text:p text:style-name="P21">Ejercicio 2</text:p>
      <text:p text:style-name="P26">Modificar el primer script del capítulo anterior para que:</text:p>
      <text:list xml:id="list1119980834" text:style-name="L3">
        <text:list-item>
          <text:p text:style-name="P27"><text:span text:style-name="T10">El mensaje que se muestra al usuario se almacene en una variable llamada </text:span><text:span text:style-name="Source_20_Text"><text:span text:style-name="T9">mensaje</text:span></text:span><text:span text:style-name="T10"> y el funcionamiento del script sea el mismo.</text:span></text:p>
        </text:list-item>
        <text:list-item>
          <text:p text:style-name="P27"><text:span text:style-name="T10">El mensaje mostrado sea el de la siguiente imagen:</text:span></text:p>
        </text:list-item>
      </text:list>
      <text:h text:style-name="P2" text:outline-level="3"><text:soft-page-break/><text:span text:style-name="T14">2</text:span>.2.3. Arrays</text:h>
      <text:p text:style-name="P22"><text:span text:style-name="T7">En ocasiones, a los arrays se les llama vectores, matrices e incluso </text:span><text:span text:style-name="Emphasis"><text:span text:style-name="T7">arreglos</text:span></text:span><text:span text:style-name="T7">. No obstante, el término array es el más utilizado y es una palabra comúnmente aceptada en el entorno de la programación.</text:span></text:p>
      <text:p text:style-name="P19">Un array es una colección de variables, que pueden ser todas del mismo tipo o cada una de un tipo diferente. Su utilidad se comprende mejor con un ejemplo sencillo: si una aplicación necesita manejar los días de la semana, se podrían crear siete variables de tipo texto:</text:p>
      <text:p text:style-name="P9">var dia1 = "Lunes";</text:p>
      <text:p text:style-name="P11">var dia2 = "Martes";</text:p>
      <text:p text:style-name="P11">...</text:p>
      <text:p text:style-name="P5">var dia7 = "Domingo";</text:p>
      <text:p text:style-name="P19">Aunque el código anterior no es incorrecto, sí que es poco eficiente y complica en exceso la programación. Si en vez de los días de la semana se tuviera que guardar el nombre de los meses del año, el nombre de todos los países del mundo o las mediciones diarias de temperatura de los últimos 100 años, se tendrían que crear decenas o cientos de variables.</text:p>
      <text:p text:style-name="P19">En este tipo de casos, se pueden agrupar todas las variables relacionadas en una colección de variables o array. El ejemplo anterior se puede rehacer de la siguiente forma:</text:p>
      <text:p text:style-name="P8">var dias = ["Lunes", "Martes", "Miércoles", "Jueves", "Viernes", "Sábado", "Domingo"];</text:p>
      <text:p text:style-name="P22"><text:span text:style-name="T7">Ahora, una única variable llamada </text:span><text:span text:style-name="Source_20_Text"><text:span text:style-name="T9">días </text:span></text:span><text:span text:style-name="T7">almacena todos los valores relacionados entre sí, en este caso los días de la semana. Para definir un array, se utilizan los caracteres </text:span><text:span text:style-name="Source_20_Text"><text:span text:style-name="T9">[ </text:span></text:span><text:span text:style-name="T7">y </text:span><text:span text:style-name="Source_20_Text"><text:span text:style-name="T9">] </text:span></text:span><text:span text:style-name="T7">para delimitar su comienzo y su final y se utiliza el carácter </text:span><text:span text:style-name="Source_20_Text"><text:span text:style-name="T9">, </text:span></text:span><text:span text:style-name="T7">(coma) para separar sus elementos:</text:span></text:p>
      <text:p text:style-name="P7">var nombre_array = [valor1, valor2, ..., valorN];</text:p>
      <text:p text:style-name="P22"><text:span text:style-name="T7">Una vez definido un array, es muy sencillo acceder a cada uno de sus elementos. Cada elemento se accede indicando su posición dentro del array. La única complicación, que es responsable de muchos errores cuando se empieza a programar, es que las posiciones de los elementos empiezan a contarse en el </text:span><text:span text:style-name="Source_20_Text"><text:span text:style-name="T9">0 </text:span></text:span><text:span text:style-name="T7">y no en el </text:span><text:span text:style-name="Source_20_Text"><text:span text:style-name="T9">1</text:span></text:span><text:span text:style-name="T7">:</text:span></text:p>
      <text:p text:style-name="P9"><text:soft-page-break/>var diaSeleccionado = dias[0]; <text:s text:c="3"/>// diaSeleccionado = "Lunes"</text:p>
      <text:p text:style-name="P5">var otroDia = dias[5]; <text:s text:c="11"/>// otroDia = "Sábado"</text:p>
      <text:p text:style-name="P22"><text:span text:style-name="T7">En el ejemplo anterior, la primera instrucción quiere obtener el primer elemento del array. Para ello, se indica el nombre del array y entre corchetes la posición del elemento dentro del array. Como se ha comentado, las posiciones se empiezan a contar en el </text:span><text:span text:style-name="Source_20_Text"><text:span text:style-name="T9">0</text:span></text:span><text:span text:style-name="T7">, por lo que el primer elemento ocupa la posición </text:span><text:span text:style-name="Source_20_Text"><text:span text:style-name="T9">0 </text:span></text:span><text:span text:style-name="T7">y se accede a el mediante </text:span><text:span text:style-name="Source_20_Text"><text:span text:style-name="T9">dias[0]</text:span></text:span><text:span text:style-name="T7">.</text:span></text:p>
      <text:p text:style-name="P22"><text:span text:style-name="T7">El valor </text:span><text:span text:style-name="Source_20_Text"><text:span text:style-name="T9">dias[5] </text:span></text:span><text:span text:style-name="T7">hace referencia al elemento que ocupa la sexta posición dentro del array </text:span><text:span text:style-name="Source_20_Text"><text:span text:style-name="T9">dias</text:span></text:span><text:span text:style-name="T7">. Como las posiciones empiezan a contarse en </text:span><text:span text:style-name="Source_20_Text"><text:span text:style-name="T9">0</text:span></text:span><text:span text:style-name="T7">, la posición </text:span><text:span text:style-name="Source_20_Text"><text:span text:style-name="T9">5 </text:span></text:span><text:span text:style-name="T7">hace referencia al sexto elemento, en este caso, el valor </text:span><text:span text:style-name="Source_20_Text"><text:span text:style-name="T9">Sábado</text:span></text:span><text:span text:style-name="T7">.</text:span></text:p>
      <text:p text:style-name="P21">Ejercicio 3</text:p>
      <text:p text:style-name="P25"><text:span text:style-name="T10">Crear un array llamado </text:span><text:span text:style-name="Source_20_Text"><text:span text:style-name="T9">meses</text:span></text:span><text:span text:style-name="T10"> y que almacene el nombre de los doce meses del año. Mostrar por pantalla los doce nombres utilizando la función </text:span><text:span text:style-name="Source_20_Text"><text:span text:style-name="T9">alert()</text:span></text:span><text:span text:style-name="T10">.</text:span></text:p>
      <text:h text:style-name="P3" text:outline-level="3"><text:span text:style-name="T12">2</text:span><text:span text:style-name="T13">.2.4. Booleanos</text:span></text:h>
      <text:p text:style-name="P22"><text:span text:style-name="T7">Las variables de tipo </text:span><text:span text:style-name="Emphasis"><text:span text:style-name="T7">boolean </text:span></text:span><text:span text:style-name="T7">o </text:span><text:span text:style-name="Emphasis"><text:span text:style-name="T7">booleano </text:span></text:span><text:span text:style-name="T7">también se conocen con el nombre de variables de tipo lógico. Aunque para entender realmente su utilidad se debe estudiar la programación avanzada con JavaScript del siguiente capítulo, su funcionamiento básico es muy sencillo.</text:span></text:p>
      <text:p text:style-name="P22"><text:span text:style-name="T7">Una variable de tipo </text:span><text:span text:style-name="Emphasis"><text:span text:style-name="T7">boolean </text:span></text:span><text:span text:style-name="T7">almacena un tipo especial de valor que solamente puede tomar dos valores: </text:span><text:span text:style-name="Source_20_Text"><text:span text:style-name="T9">true </text:span></text:span><text:span text:style-name="T7">(verdadero) o </text:span><text:span text:style-name="Source_20_Text"><text:span text:style-name="T9">false </text:span></text:span><text:span text:style-name="T7">(falso). No se puede utilizar para almacenar números y tampoco permite guardar cadenas de texto.</text:span></text:p>
      <text:p text:style-name="P22"><text:span text:style-name="T7">Los únicos valores que pueden almacenar estas variables son </text:span><text:span text:style-name="Source_20_Text"><text:span text:style-name="T9">true </text:span></text:span><text:span text:style-name="T7">y </text:span><text:span text:style-name="Source_20_Text"><text:span text:style-name="T9">false</text:span></text:span><text:span text:style-name="T7">, por lo que no pueden utilizarse los valores </text:span><text:span text:style-name="Source_20_Text"><text:span text:style-name="T9">verdadero </text:span></text:span><text:span text:style-name="T7">y </text:span><text:span text:style-name="Source_20_Text"><text:span text:style-name="T9">falso</text:span></text:span><text:span text:style-name="T7">. A continuación se muestra un par de variables de tipo </text:span><text:span text:style-name="Emphasis"><text:span text:style-name="T7">booleano</text:span></text:span><text:span text:style-name="T7">:</text:span></text:p>
      <text:p text:style-name="P15">var clienteRegistrado = false;</text:p>
      <text:p text:style-name="P15">var ivaIncluido = tru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x Grotesk" svg:font-family="'Px Grotesk', Helvetica, Arial, sans-serif"/>
    <style:font-face style:name="SFMono-Regular" svg:font-family="SFMono-Regular, Menlo, Monaco, Consolas, 'Liberation Mono', 'Courier New', monospace"/>
    <style:font-face style:name="Tiempos Text" svg:font-family="'Tiempos Text', Georgia, serif"/>
    <style:font-face style:name="apple-system" svg:font-family="apple-system, BlinkMacSystemFont, 'Segoe UI', Roboto, 'Helvetica Neue', Arial, 'Noto Sans',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loext:graphic-properties draw:fill="solid" draw:fill-color="#dee6ef"/>
      <style:paragraph-properties fo:margin-top="0cm" fo:margin-bottom="0cm" loext:contextual-spacing="false" fo:background-color="#dee6ef" fo:padding="0.049cm" fo:border="0.06pt solid #0000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5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2:04:27.179823274</meta:creation-date>
    <dc:date>2021-09-24T19:35:14.249733063</dc:date>
    <meta:editing-duration>PT58M21S</meta:editing-duration>
    <meta:editing-cycles>4</meta:editing-cycles>
    <meta:generator>LibreOffice/6.4.7.2$Linux_X86_64 LibreOffice_project/40$Build-2</meta:generator>
    <meta:document-statistic meta:table-count="1" meta:image-count="0" meta:object-count="0" meta:page-count="4" meta:paragraph-count="64" meta:word-count="1066" meta:character-count="6321" meta:non-whitespace-character-count="5298"/>
  </office:meta>
</office:document-meta>
</file>